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4f2c" officeooo:paragraph-rsid="001c4f2c"/>
    </style:style>
    <style:style style:name="P2" style:family="paragraph" style:parent-style-name="Standard" style:list-style-name="L1">
      <style:text-properties officeooo:paragraph-rsid="001c4f2c"/>
    </style:style>
    <style:style style:name="T1" style:family="text">
      <style:text-properties officeooo:rsid="001c4f2c"/>
    </style:style>
    <style:style style:name="T2" style:family="text">
      <style:text-properties fo:color="#c9211e" officeooo:rsid="001c4f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58778867" text:style-name="L1">
        <text:list-item>
          <text:p text:style-name="P2"><text:span text:style-name="T1">The output of data always outputted to the terminal unless its output is </text:span><text:span text:style-name="T2">redirected</text:span><text:span text:style-name="T1"> </text:span></text:p>
        </text:list-item>
        <text:list-item>
          <text:p text:style-name="P1">The inputs are either inputted by the keyboard or inputted by another command </text:p>
        </text:list-item>
        <text:list-item>
          <text:p text:style-name="P1">data streams can flow and be piped tg and command arguments are standard (like 2017 in cal command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07:11:00.047406310</meta:creation-date>
    <meta:generator>LibreOffice/6.4.7.2$Linux_X86_64 LibreOffice_project/40$Build-2</meta:generator>
    <dc:date>2022-01-11T07:22:53.589359799</dc:date>
    <meta:editing-duration>PT1M23S</meta:editing-duration>
    <meta:editing-cycles>1</meta:editing-cycles>
    <meta:document-statistic meta:table-count="0" meta:image-count="0" meta:object-count="0" meta:page-count="1" meta:paragraph-count="3" meta:word-count="48" meta:character-count="264" meta:non-whitespace-character-count="220"/>
  </office:meta>
</office:document-meta>
</file>